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style:text-line-through-style="none" style:text-line-through-type="none" style:text-underline-style="none" style:text-blinking="false"/>
    </style:style>
    <style:style style:name="P4" style:family="paragraph" style:parent-style-name="Text_20_body" style:list-style-name="L1">
      <style:paragraph-properties fo:margin-top="0in" fo:margin-bottom="0.0972in" loext:contextual-spacing="false"/>
    </style:style>
    <style:style style:name="P5" style:family="paragraph" style:parent-style-name="Text_20_body" style:list-style-name="L2">
      <style:paragraph-properties fo:margin-top="0in" fo:margin-bottom="0.0972in" loext:contextual-spacing="false"/>
    </style:style>
    <style:style style:name="P6" style:family="paragraph" style:parent-style-name="Text_20_body" style:list-style-name="L3">
      <style:paragraph-properties fo:margin-top="0in" fo:margin-bottom="0.0972in" loext:contextual-spacing="false"/>
    </style:style>
    <style:style style:name="P7" style:family="paragraph" style:parent-style-name="Text_20_body" style:list-style-name="L4">
      <style:paragraph-properties fo:margin-top="0in" fo:margin-bottom="0.0972in" loext:contextual-spacing="false"/>
    </style:style>
    <style:style style:name="P8" style:family="paragraph" style:parent-style-name="Text_20_body" style:list-style-name="L5">
      <style:paragraph-properties fo:margin-top="0in" fo:margin-bottom="0.0972in" loext:contextual-spacing="false"/>
    </style:style>
    <style:style style:name="T1" style:family="text">
      <style:text-properties fo:color="#000000"/>
    </style:style>
    <style:style style:name="T2" style:family="text">
      <style:text-properties fo:font-style="italic"/>
    </style:style>
    <style:style style:name="T3" style:family="text">
      <style:text-properties fo:font-variant="small-caps" fo:font-weight="bold"/>
    </style:style>
    <style:style style:name="T4" style:family="text">
      <style:text-properties fo:font-weight="bold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anonymous_element_33"/><text:span text:style-name="T1">Tarea miercoles 5 de abril</text:span> </text:h>
      <text:p text:style-name="P1">Tarea 2 Laberinto del Fauno</text:p>
      <text:p text:style-name="Text_20_body"> </text:p>
      <text:p text:style-name="Text_20_body"><text:span text:style-name="T2">El laberinto del fauno</text:span>, dirigida por Guillermo del Toro</text:p>
      <text:p text:style-name="Text_20_body"> </text:p>
      <text:p text:style-name="P2">Preguntas-guía</text:p>
      <text:p text:style-name="Text_20_body"> </text:p>
      <text:p text:style-name="Text_20_body">Visita la página del curso en Blackboard. Allí encontrarás las secuencias que coinciden con los temas de discusión. Incluye ejemplos específicos en tu análisis. [Nota: No olvides usar el vocabulario del cine para comunicar concisamente la información y argumentos que quieres incluir.]</text:p>
      <text:p text:style-name="P3"> </text:p>
      <text:list xml:id="list4396181391351042858" text:style-name="L1">
        <text:list-item>
          <text:p text:style-name="P4">El director sugiere una serie de paralelos entre diferentes momentos de la película, algunos muy obvios como la muerte de Ofelia (<text:span text:style-name="T3">a</text:span><text:span text:style-name="T4"> </text:span>y <text:span text:style-name="T3">b</text:span>) y otros más sutiles (<text:span text:style-name="T3">c</text:span> y <text:span text:style-name="T3">d</text:span>). ¿Qué recursos utiliza el director para establecer estos paralelos y qué crees que pueden significar? </text:p>
        </text:list-item>
      </text:list>
      <text:p text:style-name="Text_20_body"> </text:p>
      <text:list xml:id="list150392356930302655" text:style-name="L2">
        <text:list-item>
          <text:p text:style-name="P5">Estudia el decorado de la habitación del capitán Vidal (<text:span text:style-name="T3">e</text:span>). ¿Por qué crees que la acción de la película se sitúa en una molina? </text:p>
        </text:list-item>
      </text:list>
      <text:p text:style-name="Text_20_body"> </text:p>
      <text:list xml:id="list2649847871487500753" text:style-name="L3">
        <text:list-item>
          <text:p text:style-name="P6">Comenta las ideas políticas del capitán Vidal (<text:span text:style-name="T3">f</text:span>). ¿Quiénes son sus invitados y qué valores pueden representar? Compara esta secuencia con la segunda prueba de Ofelia (<text:span text:style-name="T3">g</text:span>). </text:p>
        </text:list-item>
      </text:list>
      <text:p text:style-name="Text_20_body"> </text:p>
      <text:list xml:id="list7414371560131180004" text:style-name="L4">
        <text:list-item>
          <text:p text:style-name="P7">Compara la función de la llave en los niveles realista y fantástico de la acción (<text:span text:style-name="T3">h</text:span>). ¿Qué otros objetos aparecen en ambos niveles? Comenta también la imagen del árbol. ¿Por qué los planos de Ofelia y el árbol se alternan con los planos de los soldados persiguiendo a la guerrilla? </text:p>
        </text:list-item>
      </text:list>
      <text:p text:style-name="Text_20_body"> </text:p>
      <text:list xml:id="list1318934370619323301" text:style-name="L5">
        <text:list-item>
          <text:p text:style-name="P8">Compara las acciones realizadas por Mercedes y Ofelia (<text:span text:style-name="T3">i</text:span> y <text:span text:style-name="T3">j</text:span>). ¿Hay otros paralelos entre estos dos personajes? </text:p>
        </text:list-item>
      </text:list>
      <text:p text:style-name="P3"> </text:p>
      <text:p text:style-name="Text_20_body">Recuerda que un buen análisis dependerá tanto <text:span text:style-name="T5">del análisis de las palabras que se pronuncian</text:span> en la escena como de <text:span text:style-name="T5">la descripción de las imágenes que las acompañan</text:span>. Tus respuestas deberán explicar <text:span text:style-name="T5">la forma</text:span> en que la película comunica <text:span text:style-name="T5">el mensaje</text:span>, prestando atención al contexto histórico en relación con el mensaje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21:14.667379000</meta:creation-date>
    <dc:date>2018-03-13T10:21:52.160543000</dc:date>
    <meta:editing-duration>PT38S</meta:editing-duration>
    <meta:editing-cycles>1</meta:editing-cycles>
    <meta:document-statistic meta:table-count="0" meta:image-count="0" meta:object-count="0" meta:page-count="2" meta:paragraph-count="20" meta:word-count="283" meta:character-count="1701" meta:non-whitespace-character-count="1419"/>
    <meta:generator>LibreOffice/5.2.5.1$MacOSX_X86_64 LibreOffice_project/0312e1a284a7d50ca85a365c316c7abbf20a4d22</meta:generator>
  </office:meta>
</office:document-meta>
</file>